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8.25cm" fo:min-width="12.25cm" loext:decorative="false"/>
    </style:style>
    <style:style style:name="gr16" style:family="graphic" style:parent-style-name="standard">
      <style:graphic-properties draw:fill-color="#4a6763"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17" style:family="graphic" style:parent-style-name="standard">
      <style:graphic-properties draw:fill-color="#4a6763" draw:textarea-horizontal-align="justify" draw:textarea-vertical-align="middle" draw:auto-grow-height="false" fo:min-height="0.25cm" fo:min-width="5.2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0cm" fo:min-width="12.25cm" loext:decorative="false"/>
    </style:style>
    <style:style style:name="P1" style:family="paragraph">
      <style:paragraph-properties fo:text-align="center"/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text-align="center"/>
      <style:text-properties style:text-underline-style="none"/>
    </style:style>
    <style:style style:name="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22" style:family="paragraph">
      <loext:graphic-properties draw:fill-color="#4a6763"/>
      <style:paragraph-properties fo:text-align="center"/>
      <style:text-properties style:text-underline-style="none"/>
    </style:style>
    <style:style style:name="P23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24" style:family="paragraph">
      <loext:graphic-properties draw:fill-color="#4a6763"/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none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TO DO LIST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.5cm" svg:height="0.75cm" svg:x="21.25cm" svg:y="1.25cm">
          <text:p text:style-name="P19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3cm" svg:height="0.75cm" svg:x="5.5cm" svg:y="8.372cm">
          <text:p text:style-name="P20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21cm" svg:y="3.5cm">
          <text:p text:style-name="P16">등록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TO DO LIST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.5cm" svg:height="0.75cm" svg:x="21.25cm" svg:y="1.25cm">
          <text:p text:style-name="P19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3cm" svg:height="0.75cm" svg:x="5.5cm" svg:y="8.372cm">
          <text:p text:style-name="P20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21cm" svg:y="3.5cm">
          <text:p text:style-name="P16">등록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L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75cm" svg:height="8.5cm" svg:x="7.625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25cm" svg:y="5.25cm">
          <text:p text:style-name="P19">TO DO LIST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5cm" svg:y="7.5cm">
          <text:p text:style-name="P19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5cm" svg:y="9.15cm">
          <text:p text:style-name="P19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5.75cm" svg:height="0.5cm" svg:x="11.125cm" svg:y="11cm">
          <text:p text:style-name="P23"><text:span text:style-name="T10">회원가입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R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2.75cm" svg:height="10.25cm" svg:x="7.625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25cm" svg:y="4.25cm">
          <text:p text:style-name="P19">TO DO LIST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5cm" svg:y="6.25cm">
          <text:p text:style-name="P19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5cm" svg:y="7.75cm">
          <text:p text:style-name="P19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5.75cm" svg:height="0.5cm" svg:x="11.125cm" svg:y="12.5cm">
          <text:p text:style-name="P23"><text:span text:style-name="T10">등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5.75cm" svg:height="1.25cm" svg:x="11.15cm" svg:y="9.2cm">
          <text:p text:style-name="P19"><text:span text:style-name="T9">비밀번호 확인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5.75cm" svg:height="1.25cm" svg:x="11.1cm" svg:y="10.65cm">
          <text:p text:style-name="P19"><text:span text:style-name="T9">이메일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1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5:52:27.577000000</dc:date>
    <meta:editing-duration>PT6H48M25S</meta:editing-duration>
    <meta:editing-cycles>59</meta:editing-cycles>
    <meta:document-statistic meta:object-count="78"/>
  </office:meta>
</office:document-meta>
</file>